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357b" officeooo:paragraph-rsid="000b3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informática es un ámbi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08:55:39.586920294</meta:creation-date>
    <dc:date>2018-05-01T09:03:01.447166259</dc:date>
    <meta:editing-duration>PT7M29S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3"/>
    <meta:generator>LibreOffice/5.4.6.2$Linux_X86_64 LibreOffice_project/40m0$Build-2</meta:generator>
  </office:meta>
</office:document-meta>
</file>